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2f48" officeooo:paragraph-rsid="000a2f48"/>
    </style:style>
    <style:style style:name="P2" style:family="paragraph" style:parent-style-name="Standard">
      <style:text-properties officeooo:rsid="000bb61e" officeooo:paragraph-rsid="000bb6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sg2plcpnl0242.prod.sin2.secureserver.net:2096/logout/?locale=en">https://sg2plcpnl0242.prod.sin2.secureserver.net:2096/logout/?locale=en</text:a></text:p>
      <text:p text:style-name="P1"/>
      <text:p text:style-name="P2">webmail---|^</text:p>
      <text:p text:style-name="P2"/>
      <text:p text:style-name="P2"><text:a xlink:type="simple" xlink:href="https://360dc.secure.force.com/TimeSheet/TSListView?Eid=a0K61000005qq4ZEAQ">https://360dc.secure.force.com/TimeSheet/TSListView?Eid=a0K61000005qq4ZEAQ</text:a></text:p>
      <text:p text:style-name="P2"/>
      <text:p text:style-name="P2"/>
      <text:p text:style-name="P2">timeshe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9:40:50.676196349</meta:creation-date>
    <dc:date>2017-03-03T09:45:16.938456104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5" meta:character-count="166" meta:non-whitespace-character-count="166"/>
  </office:meta>
</office:document-meta>
</file>